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super 58%" style:text-underline-style="solid" style:text-underline-width="auto" style:text-underline-color="font-color"/>
    </style:style>
    <style:style style:name="T4" style:family="text">
      <style:text-properties style:text-position="0% 100%"/>
    </style:style>
    <style:style style:name="T5" style:family="text">
      <style:text-properties style:text-position="0% 100%" style:text-underline-style="none"/>
    </style:style>
    <style:style style:name="T6" style:family="text">
      <style:text-properties style:text-position="0% 100%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6_36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6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Mrs. Alfred Mordecai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December 23, 1891</text:p>
      <text:p text:style-name="P5">Month<text:tab/><text:tab/><text:tab/><text:tab/><text:tab/><text:tab/>December</text:p>
      <text:p text:style-name="P5">Year<text:tab/><text:tab/><text:tab/><text:tab/><text:tab/><text:tab/>1891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1816 De Lancey Place./</text:p>
      <text:p text:style-name="P3">Wednesday Dec<text:span text:style-name="T2">r</text:span><text:span text:style-name="T4"> 23</text:span><text:span text:style-name="T3">rd</text:span><text:span text:style-name="T5"> 1891./</text:span></text:p>
      <text:p text:style-name="P2"><text:span text:style-name="T5">My dear Mr Morais--/</text:span></text:p>
      <text:p text:style-name="P2"><text:span text:style-name="T5"><text:tab/>I have been much/ distressed, to hear of your/ illness, and have </text:span><text:span text:style-name="T6">regretted</text:span><text:span text:style-name="T5">/ that I could not go, to/ enquire[sic!] after you, and/ express my regret at your/ sufferings. <text:s/>I know that/ you are tendered by/ loving hands, &amp; hearts,/ and that your daughter/ Nina! has come from/</text:span></text:p>
      <text:p text:style-name="P2"><text:span text:style-name="T5"/></text:p>
      <text:p text:style-name="P2"><text:span text:style-name="T5">[Page 2]</text:span></text:p>
      <text:p text:style-name="P2"><text:span text:style-name="T5">afar; to nurse and/ comfort you, &amp; I/ have nothing to offer/ you, but my "Prayers"/ which I know, I am/ joined, by your whole/ congregation!/</text:span></text:p>
      <text:p text:style-name="P2"><text:span text:style-name="T5"><text:tab/>ever[sic!] respectfully, and/ affectionately, your Friend,/ Mrs Alfred Mordecai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30T12:32:52.60</meta:creation-date>
    <dc:date>2011-11-30T12:37:14.27</dc:date>
    <dc:creator>Penn Libraries</dc:creator>
    <meta:editing-duration>PT00H04M21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8" meta:word-count="265" meta:character-count="1856"/>
  </office:meta>
</office:document-meta>
</file>